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F9AB09832A3DCFDB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76cm, 4.969cm, 10.472cm, 1.53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61cm" svg:height="21.8cm" svg:x="0.892cm" svg:y="2.591cm">
          <draw:image xlink:href="Pictures/10000000000005E8000007E0F9AB09832A3DCFD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2:46.933014752</dc:date>
    <meta:editing-duration>PT3M3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